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 Created by X00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ptimized by Yar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Fixed, changed and completed by Roukay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icense: GPL2.0 https://github.com/X00LA/Bukkit-Essentials-worth.yml/blob/master/LIC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de for MC 1.13+ (Flatten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Optimized for ideal balanced Economy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Based on https://github.com/X00LA/Bukkit-Essentials-worth.ym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th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I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ore: 16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ironingot: 18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block: 174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fence: 7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trapdoor: 7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shovel: 2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pickaxe: 6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axe: 6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sword: 4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hoe: 41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helmet: 9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chestplate: 15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leggings: 13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boots: 77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door: 38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horsearmor: 13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ronnugget: 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hears: 38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ucket: 58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aterbucket: 61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vabucket: 62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inecart: 97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estminecart: 127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urnaceminecart: 11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nvil: 627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ippedanvil: 313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magedanvil: 15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heavyweightedpressureplate: 38.8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G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ore: 2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oldingot: 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block: 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sword: 4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shovel: 23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pickaxe: 7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axe: 7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hoe: 47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helmet: 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chestplate: 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leggings: 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boots: 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enapple: 18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nchantedgoldenapple: 1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nugget: 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encarrot: 2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oldenhorsearmor: 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weightedpressureplate: 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Redst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toneore: 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tonetorch: 5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toneblock: 3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andstone: 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tone: 3.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redstonecomparator: 31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spenser: 22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oteblock: 27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weredrail: 62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etectorrail: 20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stonstickybase: 49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stonbase: 3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hopper: 122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tivatorrail: 2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ropper: 8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bserver: 34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ail: 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nt: 6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ever: 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ntminecart: 164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hopperminecart: 23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peater: 2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ipwirehook: 1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rappedchest: 38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ylightsensor: 70.8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ore: 55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block: 519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: 55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diamondsword: 1156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shovel: 58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pickaxe: 173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axe: 1735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hoe: 1158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helmet: 28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chestplate: 462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leggings: 404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boots: 231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amondhorsearmor: 3300.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Emera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meraldore: 6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meraldblock: 51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merald: 55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Other o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alore: 1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alblock: 8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al: 8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harcoal: 1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pisore: 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pislazuli: 2.7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lapisblock: 24.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Other armors and weapo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eatherhelmet: 43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eatherchestplate: 6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eatherleggings: 6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eatherboots: 34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ainmailhelmet: 33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ainmailchestplate: 7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ainmailleggings: 5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ainmailboots: 33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rmorstand: 1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ow: 9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rrow: 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ectralarrow: 18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ippedarrow: 2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W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oodsword: 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oodshovel: 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oodpickaxe: 5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oodaxe: 5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oodhoe: 3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wood: 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wood: 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wood: 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wood: 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wood: 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wood: 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log: 7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prucelog: 7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irchlog: 7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junglelog: 7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acacialog: 7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darkoaklog: 7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oakplank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plank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plank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plank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plank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plank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fence: 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fence: 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fence: 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fence: 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fence: 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fence: 7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ick: 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fencegate: 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fencegate: 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fencegate: 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fencegate: 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fencegate: 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fencegate: 4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stair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stair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stair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stair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stair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stairs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est: 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raftingtable: 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pressureplat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pressureplat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pressureplat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pressureplat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pressureplat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plat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button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button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button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button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button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button: 1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dder: 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trap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sign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sign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sign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sign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sign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sign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door: 3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oat: 1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owl: 2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slab: 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slab: 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slab: 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slab: 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slab: 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slab: 0.87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Dirt and derivat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rt: 0.53 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oarsedirt: 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dzol: 2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vel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hardenedclay: 15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icks: 1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layball: 13.86</text:p>
          </table:table-cell>
          <table:table-cell office:value-type="string" calcext:value-type="string">
            <text:p>basic</text:p>
          </table:table-cell>
          <table:table-cell table:style-name="ce1" office:value-type="currency" office:currency="USD" office:value="3.3" calcext:value-type="currency">
            <text:p>$3.30</text:p>
          </table:table-cell>
        </table:table-row>
        <table:table-row table:style-name="ro1">
          <table:table-cell office:value-type="string" calcext:value-type="string">
            <text:p><text:s text:c="2"/>brickstairs: 3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lint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lay: 3.3</text:p>
          </table:table-cell>
          <table:table-cell/>
          <table:table-cell table:style-name="ce1" office:value-type="currency" office:currency="USD" office:value="13.86" calcext:value-type="currency">
            <text:p>$13.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Sand and derivat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andstone: 2.3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hiseledsandstone: 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tsandstone: 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andstonestairs: 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iseledredsandstone: 8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utredsandstone: 7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andstonestairs: 10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and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redsand: 1.6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lass: 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stainedglass: 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stainedglass: 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stainedglass: 0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stainedglass: 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stainedglass: 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stainedglass: 0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stainedglass: 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stainedglass: 0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stainedglass: 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stainedglass: 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stainedglass: 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stainedglass: 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stainedglass: 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stainedglass: 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tainedglass: 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stainedglass: 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concrete: 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concrete: 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concrete: 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concrete: 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concrete: 0.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concrete: 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concrete: 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concrete: 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concrete: 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concrete: 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concrete: 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concrete: 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concrete: 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concrete: 1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concrete: 0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concrete: 1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concretepowder: 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concretepowder: 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concretepowder: 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concretepowder: 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concretepowder: 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concretepowder: 1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concretepowder: 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concretepowder: 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conpowder: 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concretepowder: 1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concretepowder: 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concretepowder: 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concretepowder: 1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concretepowder: 1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concretepowder: 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concretepowder: 1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lasspane: 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lassbottle: 1.8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Sea and tai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onge: 12.7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wetsponge: 11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rismarine: 2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rismarinebricks: 5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prismarine: 4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ealantern: <text:s/>66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ckedice: 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ce: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nowblock: 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rismarineshard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rismarinecrystals: 8.2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nowball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Stone and derivat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: 2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bblestone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ossycobblestone: 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bblestonestairs: 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pressureplate: 4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button: 4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brick: 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ossystonebrick: 8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rackedstonebrick: 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iseledstonebrick: 2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bblestonewall: 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ossycobblestonewall: 7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bblestoneslab: 3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sword: 3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shovel: 4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pickaxe: 6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axe: 6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tonehoe: 5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nite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olishedgranite: 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iorite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olisheddiorite: 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ndesite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olishedgranite: 1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urnace: 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bsidian: 15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Terrac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erracotta: 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terracotta: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terracotta: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terracotta: 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terracotta: 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terracotta: 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terracotta: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terracotta: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terracotta: 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glazedterracotta: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glazedterracotta: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glazedterracotta: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glazedterracotta: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glazedterracotta: 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glazedterracotta: 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glazedterracotta: 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Plants, food, seeds, et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mpkin: 6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pple: 3.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arrot: 0.8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oakleaves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ruceleaves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irchleaves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ngleleaves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cacialeaves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rkoakleaves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aksapling: 1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prucesapling: 1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irchsapling: 1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junglesapling: 1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acaciasapling: 1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darkoaksapling: 1.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rass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ndelion: 1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ppy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orchid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llium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azurebluet: 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tulip: 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tulip: 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tulip: 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tulip: 1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xeyedaisy: 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mushroom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mushroom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allgrass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ern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eadbush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utton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ookedmutton: 2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eetroot: 0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eetrootseeds: 0.22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eetrootsoup: 6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hayblock: 3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unflower: 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lac: 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allgrass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argefern: 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osebush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eony: 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orusflower: 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actus: 3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jackolantern: 14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lypad: 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mushroomblock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mushroomblock: 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elon: 14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vine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listeringmelonslice: <text:s/>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lowerpot: 14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ato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akedpotato: 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isonouspotato: 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mpkinpie: 1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awrabbit: 1.6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rabbitstew: 9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abbitfoot: 22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okedrabbit: <text:s/>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elonslice: 1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mpkinseeds: 6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elonseeds: 1.6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eef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ookedbeef: 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icken: <text:s/>2.7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ookedchicken: <text:s/>4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okie: 1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coabeans: 2.0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ugar: 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ake: 13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onemeal: 0.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od: 3.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almon: 3.58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tropicalfish: 1.6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utterfish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ookedcod: 4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okedsalmon: 4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ugarcane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paper: 0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gg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hroomsoup: 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eatseeds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wheat: 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ead: 1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ilkbucket: 6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kelp: 0.7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amboo: 0.6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Hostile and neutral dro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unpowder: 11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feather: 0.5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tring: 1.6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oneblock: 19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one: 1.7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keletonwallskull: 1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witherskeletonskull: 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witherskeletonwallskull: 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zombiehead: 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zombiewallhead: 2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keletonskull: 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limeball: 11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limeblock: 103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idereye: 3.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fermentedspidereye: 5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eather: 5.2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rottenflesh: 1.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W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wool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orange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_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wool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raywool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lightgraywool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cyan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wool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reen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wool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wool: 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agenta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banner: 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carpet: <text:s/>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carpet: 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hite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bed: 26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dye: 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orangedye: 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dye: 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dye: 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dandelionyellow: 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dye: 2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dye: 5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dye: 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dye: 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dye: 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dye: 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dye: 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dye: 2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actusgreen: 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dye: 1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osered: 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dye: 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nksac: 0.61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Ne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quartz: 3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quartzore: 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quartzblock: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iseledquartzblock: 2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quartzpillar: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quartzstairs: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moothquartzstairs: 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etherrack: 1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soulsand: 11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lowstonedust: 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lowstone: 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mablock: 3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netherwart: 7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netherwartblock: 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netherbrick: 38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etherbricks: 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etherbrickfence: 4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etherbrickstairs: 4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zepowder: 57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macream: 24.06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netherstar: 275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lazerod: 3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ghasttear: 82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netherstalk: 1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eacon: 47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ndstone: 11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endcrystal: 223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horusfruit: <text:s/>5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dragonbreath: 11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whiteshulkerbox: 89.4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orangeshulkerbox: 88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agentashulkerbox: 89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blueshulkerbox: 9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yellowshulkerbox: 8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meshulkerbox: 92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inkshulkerbox: 8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ayshulkerbox: <text:s/>90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ghtgrayshulkerbox: 89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yanshulkerbox: 93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leshulkerbox: 83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ueshulkerbox: 9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ownshulkerbox: 93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greenshulkerbox: 9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redshulkerbox: 8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lackshulkerbox: 9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ndrod: 3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urblock: 29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urpillar: 3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urstairs: <text:s/>4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urpurslab: 15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ndereye: 35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nderpearl: 4.5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dragonegg: 250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enderchest: 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lytra: 7500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Po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regeneration}: 106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wiftness}: 2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fireresistance}: 4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poison}: 23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healing}: 2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nightvision}: 81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weakness}: 7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ength}: 8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lowness}: 53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harming}: 3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waterbreathing}: 26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invisibility}: 9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regeneration}: 121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swiftness}: 31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poison}: 34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healing}: 4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strengh}: 94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leaping}: 455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strongharming}: 4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regeneration}: 11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swiftness}: 25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fireresistance}: 5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poison}: 28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nightvision}: 8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weakness}: 11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strength}: 8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slowness}: 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waterbreathing}: 3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otion{Potion:longinvisibility}: 99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regeneration}: 123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wiftness}: 3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fireresistance}: 59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poison}: 3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healing}: 42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nightvision}: 97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weakness}: 1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engh}: 96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lowness}: 67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harming}: 43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breathing}: 38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invisibility}: 10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regeneration}: 139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regeneration}: 4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poison}: 47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healing}: 5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strengh}: 11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leaping}: 48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harming}: 5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regeneration}: 133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strengh}: 38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fireresistance}: 6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strongpoison}: 41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nightvision}: 105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weakness}: 23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slowness}: 7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strongstrengh}: 38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plashpotion{Potion:longinvisibility}: 115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lingeringpotion: 10.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Mis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eb: 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musicdisc11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13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blocks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cat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chirp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far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mall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mellohi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stal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strad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wait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musicdiscward: 132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lead: 9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nametag: 55.0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<text:s text:c="2"/>bookshelf: 5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rch: 2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jukebox: 601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nchantingtable: 1397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rewingstand: 118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auldronitem: 135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xperiencebottle: 38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recharge: 8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ritablebook: 15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itemframe: 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emptymap: 17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arrotonastick: 9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reworkrocket: 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reworkstar: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lledmap: 1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saddle: 11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inting: 18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book: 10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ishingrod: 8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watch: 25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compass: 15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flintandsteel: 19.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 style:data-style-name="N2" text:time-value="13:54:50.7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20-11-22T17:01:56.948000000</dc:date>
    <meta:editing-duration>PT1H28M12S</meta:editing-duration>
    <meta:editing-cycles>5</meta:editing-cycles>
    <meta:document-statistic meta:table-count="1" meta:cell-count="807" meta:object-count="0"/>
  </office:meta>
</office:document-meta>
</file>